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1fdbe" officeooo:paragraph-rsid="0001fdbe"/>
    </style:style>
    <style:style style:name="P2" style:family="paragraph" style:parent-style-name="Text_20_body">
      <style:text-properties officeooo:rsid="0002dfcf" officeooo:paragraph-rsid="0002dfcf"/>
    </style:style>
    <style:style style:name="P3" style:family="paragraph" style:parent-style-name="Heading_20_3">
      <style:text-properties officeooo:rsid="0001fdbe" officeooo:paragraph-rsid="0001fdbe"/>
    </style:style>
    <style:style style:name="P4" style:family="paragraph" style:parent-style-name="Text_20_body">
      <style:text-properties officeooo:rsid="0002dfcf" officeooo:paragraph-rsid="0002dfcf"/>
    </style:style>
    <style:style style:name="T1" style:family="text">
      <style:text-properties officeooo:rsid="0003be6e"/>
    </style:style>
    <style:style style:name="T2" style:family="text">
      <style:text-properties officeooo:rsid="0003f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ompletion Log</text:h>
      <text:p text:style-name="P1">The purpose of this document is to log completed items from the specification log.</text:p>
      <text:p text:style-name="P1"/>
      <text:p text:style-name="P2">- Patcher.</text:p>
      <text:p text:style-name="P2">- Sound.</text:p>
      <text:p text:style-name="P2">- <text:span text:style-name="T1">Animations.</text:span></text:p>
      <text:p text:style-name="P2">- <text:span text:style-name="T2">Login</text:span></text:p>
      <text:p text:style-name="P2">- <text:span text:style-name="T2">Server List</text:span></text:p>
      <text:p text:style-name="P2">- <text:span text:style-name="T2">Registration</text:span></text:p>
      <text:p text:style-name="P2">- <text:span text:style-name="T2">Character Creation / Selection</text:span></text:p>
      <text:p text:style-name="P2">- <text:span text:style-name="T2">World Load</text:span></text:p>
      <text:p text:style-name="P2">- <text:span text:style-name="T2">Movement</text:span></text:p>
      <text:p text:style-name="P2">- <text:span text:style-name="T2">Interfac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7</meta:editing-cycles>
    <meta:generator>LibreOffice/4.2.3.3$Windows_x86 LibreOffice_project/882f8a0a489bc99a9e60c7905a60226254cb6ff0</meta:generator>
    <dc:date>2014-08-16T07:21:15.869000000</dc:date>
    <meta:document-statistic meta:table-count="0" meta:image-count="0" meta:object-count="0" meta:page-count="1" meta:paragraph-count="12" meta:word-count="41" meta:character-count="226" meta:non-whitespace-character-count="197"/>
    <meta:user-defined meta:name="Info 1"/>
    <meta:user-defined meta:name="Info 2"/>
    <meta:user-defined meta:name="Info 3"/>
    <meta:user-defined meta:name="Info 4"/>
  </office:meta>
</office:document-meta>
</file>